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018cm solid #000000"/>
    </style:style>
    <style:style style:name="Tabela3.A3" style:family="table-cell" style:data-style-name="N100">
      <style:table-cell-properties fo:padding-left="0.191cm" fo:padding-right="0.191cm" fo:padding-top="0cm" fo:padding-bottom="0cm" fo:border="0.018cm solid #000000"/>
    </style:style>
    <style:style style:name="Tabela3.A4" style:family="table-cell" style:data-style-name="N100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D4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3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4" style:family="paragraph" style:parent-style-name="Text_20_body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15" style:family="paragraph" style:parent-style-name="Text_20_body">
      <style:paragraph-properties fo:margin-left="0.026cm" fo:margin-right="0cm" fo:line-height="150%" fo:text-align="justify" style:justify-single-word="false" fo:text-indent="0cm" style:auto-text-indent="false">
        <style:tab-stops>
          <style:tab-stop style:position="-0.026cm"/>
        </style:tab-stops>
      </style:paragraph-properties>
      <style:text-properties fo:font-size="11pt"/>
    </style:style>
    <style:style style:name="P16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7" style:family="paragraph" style:parent-style-name="Tabletext">
      <style:paragraph-properties fo:text-align="center" style:justify-single-word="false"/>
      <style:text-properties fo:language="pt" fo:country="BR"/>
    </style:style>
    <style:style style:name="P18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19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</style:style>
    <style:style style:name="P20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21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22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</style:style>
    <style:style style:name="P23" style:family="paragraph" style:parent-style-name="Normal">
      <style:paragraph-properties fo:margin-left="-0.026cm" fo:margin-right="0cm" fo:line-height="150%" fo:text-align="justify" style:justify-single-word="false" fo:text-indent="-0.026cm" style:auto-text-indent="false">
        <style:tab-stops>
          <style:tab-stop style:position="-0.635cm"/>
        </style:tab-stops>
      </style:paragraph-properties>
      <style:text-properties style:font-name="Times New Roman" fo:font-size="11pt" fo:language="pt" fo:country="BR" style:font-size-asian="11pt" style:font-size-complex="11pt"/>
    </style:style>
    <style:style style:name="P24" style:family="paragraph" style:parent-style-name="Normal">
      <style:paragraph-properties fo:margin-left="0.026cm" fo:margin-right="0cm" fo:line-height="150%" fo:text-align="justify" style:justify-single-word="false" fo:text-indent="-0.026cm" style:auto-text-indent="false">
        <style:tab-stops/>
      </style:paragraph-properties>
      <style:text-properties style:font-name="Times New Roman" fo:font-size="11pt" fo:language="pt" fo:country="BR" style:font-size-asian="11pt" style:font-size-complex="11pt"/>
    </style:style>
    <style:style style:name="P25" style:family="paragraph" style:parent-style-name="Normal">
      <style:paragraph-properties fo:margin-left="0.026cm" fo:margin-right="0cm" fo:line-height="150%" fo:text-align="justify" style:justify-single-word="false" fo:text-indent="0.053cm" style:auto-text-indent="false">
        <style:tab-stops/>
      </style:paragraph-properties>
      <style:text-properties fo:font-size="11pt" style:font-size-asian="11pt" style:font-size-complex="11pt"/>
    </style:style>
    <style:style style:name="P26" style:family="paragraph" style:parent-style-name="Normal">
      <style:paragraph-properties fo:margin-left="0.053cm" fo:margin-right="0cm" fo:line-height="150%" fo:text-align="justify" style:justify-single-word="false" fo:text-indent="-0.026cm" style:auto-text-indent="false">
        <style:tab-stops/>
      </style:paragraph-properties>
      <style:text-properties fo:font-size="11pt" style:font-size-asian="11pt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style:font-name="Times New Roman" fo:font-size="16pt" fo:language="pt" fo:country="BR" style:font-size-asian="16pt" style:font-size-complex="16pt"/>
    </style:style>
    <style:style style:name="T4" style:family="text">
      <style:text-properties style:font-name="Times New Roman" fo:font-size="11pt" fo:language="pt" fo:country="BR" style:font-size-asian="11pt" style:font-size-complex="11pt"/>
    </style:style>
    <style:style style:name="T5" style:family="text">
      <style:text-properties style:font-name="Times New Roman" fo:language="pt" fo:country="BR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/>
    <style:style style:name="Sect1" style:family="section">
      <style:section-properties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LPREV</text:p>
      <text:p text:style-name="Standard"><text:span text:style-name="Fonte_20_parág._20_padrão"><text:span text:style-name="T1">Relatório Verificação dos Artefatos</text:span></text:span></text:p>
      <text:p text:style-name="Standard">Versão 1.0</text:p>
      <text:p text:style-name="InfoBlue"/>
      <text:p text:style-name="InfoBlue"/>
      <text:p text:style-name="Standard"/>
      <text:p text:style-name="Standard"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1">Data</text:p>
          </table:table-cell>
          <table:table-cell table:style-name="Tabela3.A1" office:value-type="string">
            <text:p text:style-name="P11">Versão</text:p>
          </table:table-cell>
          <table:table-cell table:style-name="Tabela3.A1" office:value-type="string">
            <text:p text:style-name="P11">Descrição</text:p>
          </table:table-cell>
          <table:table-cell table:style-name="Tabela3.A1" office:value-type="string">
            <text:p text:style-name="P11">Autor</text:p>
          </table:table-cell>
        </table:table-row>
        <table:table-row>
          <table:table-cell table:style-name="Tabela3.A1" office:value-type="string">
            <text:p text:style-name="P12">23/10/2013</text:p>
          </table:table-cell>
          <table:table-cell table:style-name="Tabela3.A1" office:value-type="string">
            <text:p text:style-name="P12">1.0</text:p>
          </table:table-cell>
          <table:table-cell table:style-name="Tabela3.A1" office:value-type="string">
            <text:p text:style-name="P12">Criação do documento</text:p>
          </table:table-cell>
          <table:table-cell table:style-name="Tabela3.A1" office:value-type="string">
            <text:p text:style-name="P12">Ana, Marcos e Thais</text:p>
          </table:table-cell>
        </table:table-row>
        <table:table-row>
          <table:table-cell table:style-name="Tabela3.A3" office:value-type="float" office:value="41586">
            <text:p text:style-name="P17">08/11/2013</text:p>
          </table:table-cell>
          <table:table-cell table:style-name="Tabela3.A3" office:value-type="float" office:value="0">
            <text:p text:style-name="P12">1.1</text:p>
          </table:table-cell>
          <table:table-cell table:style-name="Tabela3.A3" office:value-type="float" office:value="0">
            <text:p text:style-name="P12">Atualização do documento</text:p>
          </table:table-cell>
          <table:table-cell table:style-name="Tabela3.A1" office:value-type="string">
            <text:p text:style-name="P12">Thais</text:p>
          </table:table-cell>
        </table:table-row>
        <table:table-row>
          <table:table-cell table:style-name="Tabela3.A4">
            <text:p text:style-name="P12"/>
          </table:table-cell>
          <table:table-cell table:style-name="Tabela3.A4">
            <text:p text:style-name="P12"/>
          </table:table-cell>
          <table:table-cell table:style-name="Tabela3.A4">
            <text:p text:style-name="P12"/>
          </table:table-cell>
          <table:table-cell table:style-name="Tabela3.D4" office:value-type="string">
            <text:p text:style-name="P12"/>
          </table:table-cell>
        </table:table-row>
      </table:table>
      <text:p text:style-name="P5"/>
      <text:p text:style-name="Standard"><text:span text:style-name="Fonte_20_parág._20_padrão"><text:span text:style-name="T3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13">Documento de Requisitos<text:tab/>4</text:p>
          <text:p text:style-name="P13">Plano de Gerência de Configuração<text:tab/>4</text:p>
          <text:p text:style-name="P13">Plano de Medição<text:tab/>4</text:p>
        </text:index-body>
      </text:table-of-content>
      <text:p text:style-name="Title"/>
      <text:p text:style-name="Standard"><text:span text:style-name="Fonte_20_parág._20_padrão"><text:span text:style-name="T1">Relatório de Verificação</text:span></text:span></text:p>
      <text:h text:style-name="P18" text:outline-level="1">Documento de Requisitos</text:h>
      <text:p text:style-name="P5"><text:bookmark-start text:name="_GoBack"/><text:span text:style-name="T6">P</text:span><text:bookmark-end text:name="_GoBack"/><text:span text:style-name="T6">ara o documento de requisitos foi feito uma verificação parcial, antes da finalização do documento, com o intuito de verificar possíveis inconsistências. Os erros foram reportados diretamente para a equipe de requisitos. No dia 17/10/2013 foi realizado uma inspeção formal. As pessoas envolvidas estudaram o documento antes da reunião. No dia da reunião a equipe de requisitos apresentou o documento. Os inspetores informaram as inconsistências verificadas. O escriba anotou todos os itens relatados. Ao fim da reunião foi lido o log de inspeção e posteriormente todos os participantes assinaram o sumário de inspeção. O documento de requisitos foi ACEITO CONDICIONADO A VERIFICAÇÃO.</text:span></text:p>
      <text:p text:style-name="P21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p>
      <text:p text:style-name="P21"/>
      <text:h text:style-name="P18" text:outline-level="1">Plano de Gerência de Configuração</text:h>
      <text:p text:style-name="P23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14"><text:soft-page-break/>No dia 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14"/>
      <text:h text:style-name="P18" text:outline-level="1">Plano de Medição</text:h>
      <text:p text:style-name="P24">Foi realizado uma verificação no plano de Medição no dia 17/10/2013. <text:s/>Foram feitas algumas observações no documento e enviado por e-mail para a equipe de medição. Foi aberto também um ticket do tipo Verificação e Validação para acompanhamento, registro e lançamento de horas. A equipe de verificação está no aguardo da conclusão do ticket para poder verificar novamente o documento.</text:p>
      <text:p text:style-name="P24"/>
      <text:h text:style-name="P18" text:outline-level="1">Documento de Arquitetura</text:h>
      <text:p text:style-name="P22"><text:span text:style-name="T4"/></text:p>
      <text:h text:style-name="P18" text:outline-level="1">Projeto Detalhado de Software</text:h>
      <text:p text:style-name="P15"><text:span text:style-name="T5">O Projeto Detalhado de Software ainda não está concluído. Foi feito então, uma verificação parcial do mesmo. A equipe produziu o diagrama de sequencia de algumas funcionalidades do sistema. Não foi verificado nenhuma inconsistência. Os diagramas são rastreáveis até os requisitos. A lógica dos diagramas estão claras e completa. A verificação ao documento continuará a ser feita até que o mesmo seja concluído.</text:span></text:p>
      <text:p text:style-name="P15"><text:span text:style-name="T5"/></text:p>
      <text:h text:style-name="P19" text:outline-level="1"><text:span text:style-name="T4">Teste Unitário</text:span></text:h>
      <text:p text:style-name="P25">No dia 08/11/2013 foi verificado pelo Sonar que a equipe de desenvolvimento já tinha criado 1045 linhas de código. E há 22,9% de código coberto por teste unitário com 100% de sucesso, ou seja, não há nenhum teste com falha. O projeto está dividido em 3 pacotes: <text:s text:c="2"/>RelPrev Client<text:tab/> com 0,0% de cobertura de código , <text:s text:c="3"/>RelPrev Front-End<text:tab/>0,0% <text:s/>de cobertura e <text:s text:c="3"/>RelPrev WebService com 29,9% de cobertura de código.</text:p>
      <text:p text:style-name="P26">Como há dois pacotes que não tem nenhuma linha de teste será verificado com a equipe o motivo para tal e o que pode ser feito para aumentar a cobertura do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fo:keep-together="always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ubtitle" style:family="paragraph" style:parent-style-name="Normal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 fo:hyphenation-remain-char-count="0" fo:hyphenation-push-char-count="0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 fo:hyphenation-remain-char-count="0" fo:hyphenation-push-char-count="0"/>
    </style:style>
    <style:style style:name="Paragraph2" style:family="paragraph" style:parent-style-name="Normal">
      <style:paragraph-properties fo:margin="100%" fo:margin-left="1.27cm" fo:margin-right="0cm" fo:margin-top="0.141cm" fo:margin-bottom="0cm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 fo:hyphenation-remain-char-count="0" fo:hyphenation-push-char-count="0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 fo:hyphenation-remain-char-count="0" fo:hyphenation-push-char-count="0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 fo:hyphenation-remain-char-count="0" fo:hyphenation-push-char-count="0"/>
    </style:style>
    <style:style style:name="Tabletext" style:family="paragraph" style:parent-style-name="Normal">
      <style:paragraph-properties fo:margin-top="0cm" fo:margin-bottom="0.212cm" fo:keep-together="always" fo:hyphenation-ladder-count="no-limit"/>
      <style:text-properties fo:hyphenate="false" fo:hyphenation-remain-char-count="0" fo:hyphenation-push-char-count="0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fo:keep-together="always" fo:hyphenation-ladder-count="no-limit" fo:text-indent="-0.635cm" style:auto-text-indent="false" fo:padding="0cm" fo:border-left="none" fo:border-right="none" fo:border-top="none" fo:border-bottom="0.026cm solid #000000" style:shadow="none" fo:keep-with-next="always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ain_20_Title" style:display-name="Main Title" style:family="paragraph" style:parent-style-name="Normal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Paragraph1" style:family="paragraph" style:parent-style-name="Normal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0" fo:hyphenation-push-char-count="0"/>
    </style:style>
    <style:style style:name="Paragraph3" style:family="paragraph" style:parent-style-name="Normal">
      <style:paragraph-properties fo:margin="100%" fo:margin-left="2.69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aragraph4" style:family="paragraph" style:parent-style-name="Normal">
      <style:paragraph-properties fo:margin="100%" fo:margin-left="3.969cm" fo:margin-right="0cm" fo:margin-top="0.141cm" fo:margin-bottom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 fo:hyphenation-remain-char-count="0" fo:hyphenation-push-char-count="0"/>
    </style:style>
    <style:style style:name="Body" style:family="paragraph" style:parent-style-name="Normal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0" fo:hyphenation-push-char-count="0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018cm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116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10"/>1.0</text:p>
            </table:table-cell>
          </table:table-row>
          <table:table-row>
            <table:table-cell table:style-name="Tabela1.A1" office:value-type="string">
              <text:p text:style-name="MP2">Relatório de Veriificação dos Artefatos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23/10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PR_TMPL_Template_basico_1.0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16" text:date-value="2013-11-12T22:27:06.54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/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2</text:page-count></text:span></text:p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12T22:27:06.17</dc:date>
    <meta:editing-cycles>5</meta:editing-cycles>
    <meta:editing-duration>PT11M3S</meta:editing-duration>
    <meta:document-statistic meta:table-count="3" meta:image-count="0" meta:object-count="0" meta:page-count="2" meta:paragraph-count="44" meta:word-count="591" meta:character-count="3740"/>
    <meta:user-defined meta:name="Company Name">Objectives</meta:user-defined>
    <meta:template xlink:type="simple" xlink:actuate="onRequest" xlink:title="" xlink:href="../../Downloads/RELPREV-022013-GPR-Template_basico.odt/DAS-Documento%20de%20Arquitetura%20de%20Software.dot"/>
  </office:meta>
</office:document-meta>
</file>